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Standard">
        <draw:frame draw:style-name="gr1" draw:layer="layout" svg:width="34.998cm" svg:height="10.5cm" svg:x="0.002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Waree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Waree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ichael Kuhn</meta:initial-creator>
    <meta:creation-date>2009-09-05T00:43:48</meta:creation-date>
    <dc:date>2009-09-24T19:25:08</dc:date>
    <dc:creator>julian </dc:creator>
    <meta:editing-duration>PT00H20M20S</meta:editing-duration>
    <meta:editing-cycles>8</meta:editing-cycles>
    <meta:generator>OpenOffice.org/3.1$Unix OpenOffice.org_project/310m19$Build-9420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0">
      <style:chart-properties chart:display-label="true" chart:logarithmic="false" chart:maximum="50" chart:reverse-direction="false" text:line-break="false" chart:link-data-style-to-source="false" chart:visible="true" chart:axis-position="0"/>
      <style:graphic-properties svg:stroke-color="#b3b3b3"/>
      <style:text-properties fo:font-size="20pt" style:font-size-asian="8pt" style:font-size-complex="8pt"/>
    </style:style>
    <style:style style:name="ch6" style:family="chart">
      <style:chart-properties chart:auto-position="true" style:rotation-angle="90"/>
      <style:text-properties fo:font-size="25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34.999cm" svg:height="10.501cm" chart:class="chart:bar" chart:style-name="ch1">
        <chart:legend chart:legend-position="bottom" svg:x="3.588cm" svg:y="8.09cm" chart:style-name="ch2"/>
        <chart:plot-area chart:style-name="ch3" chart:data-source-has-labels="both" svg:x="1.197cm" svg:y="0.21cm" svg:width="32.404cm" svg:height="7.671cm">
          <chart:axis chart:dimension="x" chart:name="primary-x" chart:style-name="ch4">
            <chart:categories table:cell-range-address="local-table.$A$2:.$A$6"/>
          </chart:axis>
          <chart:axis chart:dimension="y" chart:name="primary-y" chart:style-name="ch5">
            <chart:title svg:x="0.7cm" svg:y="8.093cm" chart:style-name="ch6">
              <text:p>Read
Throughput (in MB/s)</text:p>
            </chart:title>
            <chart:grid chart:style-name="ch7" chart:class="major"/>
          </chart:axis>
          <chart:series chart:style-name="ch8" chart:values-cell-range-address="local-table.$B$2:.$B$6" chart:label-cell-address="local-table.$B$1" chart:class="chart:bar">
            <chart:data-point chart:repeated="5"/>
          </chart:series>
          <chart:series chart:style-name="ch9" chart:values-cell-range-address="local-table.$C$2:.$C$6" chart:label-cell-address="local-table.$C$1" chart:class="chart:bar">
            <chart:data-point chart:repeated="5"/>
          </chart:series>
          <chart:series chart:style-name="ch10" chart:values-cell-range-address="local-table.$D$2:.$D$6" chart:label-cell-address="local-table.$D$1" chart:class="chart:bar">
            <chart:data-point chart:repeated="5"/>
          </chart:series>
          <chart:series chart:style-name="ch11" chart:values-cell-range-address="local-table.$E$2:.$E$6" chart:label-cell-address="local-table.$E$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Cache</text:p>
              </table:table-cell>
              <table:table-cell office:value-type="string">
                <text:p>Simple Write-Behind Cache</text:p>
              </table:table-cell>
              <table:table-cell office:value-type="string">
                <text:p>Aggregation Cache</text:p>
              </table:table-cell>
              <table:table-cell office:value-type="string">
                <text:p>Server-Directed I/O</text:p>
              </table:table-cell>
            </table:table-row>
          </table:table-header-rows>
          <table:table-rows>
            <table:table-row>
              <table:table-cell office:value-type="string">
                <text:p>Individual</text:p>
              </table:table-cell>
              <table:table-cell office:value-type="float" office:value="9.72895">
                <text:p>9.72895</text:p>
              </table:table-cell>
              <table:table-cell office:value-type="float" office:value="9.72895">
                <text:p>9.72895</text:p>
              </table:table-cell>
              <table:table-cell office:value-type="float" office:value="20.47077">
                <text:p>20.47077</text:p>
              </table:table-cell>
              <table:table-cell office:value-type="float" office:value="48.93908">
                <text:p>48.93908</text:p>
              </table:table-cell>
            </table:table-row>
            <table:table-row>
              <table:table-cell office:value-type="string">
                <text:p>Individual (100)</text:p>
              </table:table-cell>
              <table:table-cell office:value-type="float" office:value="9.60239">
                <text:p>9.60239</text:p>
              </table:table-cell>
              <table:table-cell office:value-type="float" office:value="9.60239">
                <text:p>9.60239</text:p>
              </table:table-cell>
              <table:table-cell office:value-type="float" office:value="44.804461">
                <text:p>44.804461</text:p>
              </table:table-cell>
              <table:table-cell office:value-type="float" office:value="44.3439">
                <text:p>44.3439</text:p>
              </table:table-cell>
            </table:table-row>
            <table:table-row>
              <table:table-cell office:value-type="string">
                <text:p>Individual (All)</text:p>
              </table:table-cell>
              <table:table-cell office:value-type="float" office:value="9.660825">
                <text:p>9.660825</text:p>
              </table:table-cell>
              <table:table-cell office:value-type="float" office:value="9.660825">
                <text:p>9.660825</text:p>
              </table:table-cell>
              <table:table-cell office:value-type="float" office:value="46.84654">
                <text:p>46.84654</text:p>
              </table:table-cell>
              <table:table-cell office:value-type="float" office:value="46.73124">
                <text:p>46.73124</text:p>
              </table:table-cell>
            </table:table-row>
            <table:table-row>
              <table:table-cell office:value-type="string">
                <text:p>Two-Phase</text:p>
              </table:table-cell>
              <table:table-cell office:value-type="float" office:value="17.832">
                <text:p>17.832</text:p>
              </table:table-cell>
              <table:table-cell office:value-type="float" office:value="17.832">
                <text:p>17.832</text:p>
              </table:table-cell>
              <table:table-cell office:value-type="float" office:value="17.832">
                <text:p>17.832</text:p>
              </table:table-cell>
              <table:table-cell office:value-type="float" office:value="17.36638">
                <text:p>17.36638</text:p>
              </table:table-cell>
            </table:table-row>
            <table:table-row>
              <table:table-cell office:value-type="string">
                <text:p>Interleaved Two-Phase</text:p>
              </table:table-cell>
              <table:table-cell office:value-type="float" office:value="21.4046">
                <text:p>21.4046</text:p>
              </table:table-cell>
              <table:table-cell office:value-type="float" office:value="21.4046">
                <text:p>21.4046</text:p>
              </table:table-cell>
              <table:table-cell office:value-type="float" office:value="22.34652">
                <text:p>22.34652</text:p>
              </table:table-cell>
              <table:table-cell office:value-type="float" office:value="23.18612">
                <text:p>23.186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